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996" calcext:value-type="float">
            <text:p>49.2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1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1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3048" calcext:value-type="float">
            <text:p>49.5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796" calcext:value-type="float">
            <text:p>48.4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0048" calcext:value-type="float">
            <text:p>48.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9944" calcext:value-type="float">
            <text:p>48.3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2048" calcext:value-type="float">
            <text:p>49.1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5096" calcext:value-type="float">
            <text:p>49.1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9464" calcext:value-type="float">
            <text:p>48.2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6272" calcext:value-type="float">
            <text:p>47.8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876</text:p>
          </table:table-cell>
          <table:table-cell office:value-type="string" calcext:value-type="string">
            <text:p>9N 41W 2B:60434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